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27.055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bold" style:font-name-asian="ＭＳ Ｐゴシック" style:font-weight-asian="bold" style:font-name-complex="Lucida Sans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10/02/2020</text:p>
          </table:table-cell>
          <table:table-cell table:style-name="ce2" office:value-type="string">
            <text:p>IOS Environmental Setup &amp;&amp; (ML/DA ) API implementation &amp; AWS support</text:p>
          </table:table-cell>
          <table:table-cell table:style-name="ce2" office:value-type="string">
            <text:p>16hrs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table:style-name="ce6" office:value-type="string">
            <text:p>24hrs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13/02/2020</text:p>
          </table:table-cell>
          <table:table-cell table:style-name="ce6" office:value-type="string">
            <text:p>IONIC IOS WORD &amp; PICTURE upload implemented commit. &amp; Advertisement API Implementation &amp; Motto data insertion <text:span text:style-name="T1">&amp; AWS support</text:span>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15/02/2020</text:p>
          </table:table-cell>
          <table:table-cell table:style-name="ce2" office:value-type="string">
            <text:p>Saturday-Office support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17/02/2020</text:p>
          </table:table-cell>
          <table:table-cell table:style-name="ce2" office:value-type="string">
            <text:p>IONIC IOS issue fix and development,upload and fetch advertisemen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number-columns-repeated="2"/>
          <table:table-cell table:style-name="ce7" office:value-type="string">
            <text:p>Total</text:p>
          </table:table-cell>
          <table:table-cell table:style-name="ce8" office:value-type="string">
            <text:p>128hrs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0" table:target-range-address="Sheet1.A9:Sheet1.D9" table:display-filter-buttons="true"/>
        <table:database-range table:name="__Anonymous_Sheet_DB__1" table:target-range-address="Sheet1.A9:Sheet1.A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2020/02/18</text:date>, <text:time>09:4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2-18T09:46:12.69</dc:date>
    <meta:editing-duration>PT1H54M31S</meta:editing-duration>
    <meta:editing-cycles>157</meta:editing-cycles>
    <meta:generator>OpenOffice/4.1.2$Win32 OpenOffice.org_project/412m3$Build-9782</meta:generator>
    <meta:document-statistic meta:table-count="1" meta:cell-count="34" meta:object-count="0"/>
  </office:meta>
</office:document-meta>
</file>